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gif" manifest:full-path="Pictures/100002000000002000000020156DC8C6.g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Apple Chancery" svg:font-family="'Apple Chancery'" style:font-pitch="variable"/>
    <style:font-face style:name="AppleMyungjo" svg:font-family="AppleMyungjo" style:font-pitch="variable"/>
    <style:font-face style:name="Brush Script MT" svg:font-family="'Brush Script MT'" style:font-pitch="variable"/>
    <style:font-face style:name="Trattatello" svg:font-family="Trattatello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Apple Chancery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start"/>
      <style:text-properties style:font-name="Apple Chancery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pple Chancery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pple Chancery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0066" style:font-name="Apple Chancery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style:font-name="AppleMyungjo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330066" style:font-name="AppleMyungjo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330066" style:font-name="AppleMyungjo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stroke-dash="Ultrafine_20_Dashed" svg:stroke-width="0cm" svg:stroke-color="#000000" draw:marker-start-width="0cm" draw:marker-end-width="0cm" draw:fill="solid" draw:fill-color="#f8c4c7" fo:min-height="6.78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273cm" svg:y="1.526cm" svg:width="0.517cm" svg:height="0.506cm" draw:z-index="1"><draw:image xlink:href="Pictures/100002000000002000000020156DC8C6.gif" xlink:type="simple" xlink:show="embed" xlink:actuate="onLoad"/></draw:frame><draw:frame text:anchor-type="paragraph" draw:z-index="0" draw:style-name="gr1" draw:text-style-name="P1" svg:width="8.633cm" svg:height="6.786cm" svg:x="0.025cm" svg:y="0.035cm"><draw:text-box><text:p text:style-name="P1"><text:span text:style-name="T1">Celine Kaslin</text:span></text:p><text:p text:style-name="P2"><text:span text:style-name="T2"/></text:p><text:p text:style-name="P2"><text:span text:style-name="T3"><text:s text:c="12"/></text:span><text:span text:style-name="T4">GitHub : Https://github.com/CelineKaslin </text:span></text:p><text:p text:style-name="P2"><text:span text:style-name="T4"><text:s text:c="9"/></text:span><text:span text:style-name="T4">LinkedIn : Https://www.linkedin.com/in/celine-k</text:span></text:p><text:p text:style-name="P2"><text:span text:style-name="T3"><text:s text:c="11"/></text:span><text:span text:style-name="T5"><text:s/></text:span><text:span text:style-name="T6">Ce</text:span><text:span text:style-name="T4">line.kaslin@gmail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Apple Chancery" svg:font-family="'Apple Chancery'" style:font-pitch="variable"/>
    <style:font-face style:name="AppleMyungjo" svg:font-family="AppleMyungjo" style:font-pitch="variable"/>
    <style:font-face style:name="Brush Script MT" svg:font-family="'Brush Script MT'" style:font-pitch="variable"/>
    <style:font-face style:name="Trattatello" svg:font-family="Trattatello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line </meta:initial-creator>
    <meta:creation-date>2018-11-19T16:01:32</meta:creation-date>
    <dc:date>2018-11-19T16:44:03</dc:date>
    <dc:creator>celine </dc:creator>
    <meta:editing-duration>PT25M41S</meta:editing-duration>
    <meta:editing-cycles>2</meta:editing-cycles>
    <meta:generator>OpenOffice/4.1.5$Unix OpenOffice.org_project/415m1$Build-9789</meta:generator>
    <meta:document-statistic meta:table-count="0" meta:image-count="1" meta:object-count="0" meta:page-count="1" meta:paragraph-count="0" meta:word-count="0" meta:character-count="0"/>
  </office:meta>
</office:document-meta>
</file>